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, 'Helvetica Neue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style:font-name="Arial" fo:font-size="15pt" fo:letter-spacing="normal" fo:font-style="italic" style:text-underline-style="solid" style:text-underline-width="auto" style:text-underline-color="font-color" fo:font-weight="bold" officeooo:rsid="0009eeed" officeooo:paragraph-rsid="0009eee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Arial" fo:font-size="12pt" fo:letter-spacing="normal" fo:font-style="normal" style:text-underline-style="none" fo:font-weight="normal" officeooo:rsid="0009eeed" officeooo:paragraph-rsid="0009eee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Arial" fo:font-size="12pt" fo:letter-spacing="normal" fo:font-style="normal" style:text-underline-style="none" fo:font-weight="normal" officeooo:rsid="00001c9d" officeooo:paragraph-rsid="0009eee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Arial" fo:font-size="12pt" fo:letter-spacing="normal" fo:font-style="normal" style:text-underline-style="none" fo:font-weight="normal" officeooo:paragraph-rsid="0009eee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color="#000000" style:font-name="Arial" fo:font-size="12pt" fo:font-style="normal" style:text-underline-style="none" fo:font-weight="normal" officeooo:paragraph-rsid="0009eee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Arial" fo:font-size="12pt" fo:letter-spacing="-0.0102in" fo:font-style="normal" style:text-underline-style="none" fo:font-weight="normal" officeooo:rsid="000cc4ff" officeooo:paragraph-rsid="000cc4ff" fo:background-color="transparent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P7" style:family="paragraph" style:parent-style-name="Text_20_body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Arial" fo:font-size="12pt" fo:letter-spacing="-0.0102in" fo:font-style="normal" fo:font-weight="normal" officeooo:paragraph-rsid="000d60cf" style:font-size-asian="12pt" style:font-size-complex="12pt"/>
    </style:style>
    <style:style style:name="P8" style:family="paragraph" style:parent-style-name="Text_20_body">
      <style:paragraph-properties fo:margin-left="0in" fo:margin-right="0in" fo:text-align="start" style:justify-single-word="false" fo:widows="1" fo:text-indent="0in" style:auto-text-indent="false"/>
      <style:text-properties style:font-name="Arial" officeooo:paragraph-rsid="0009eeed"/>
    </style:style>
    <style:style style:name="P9" style:family="paragraph" style:parent-style-name="Text_20_body">
      <style:paragraph-properties fo:margin-left="0in" fo:margin-right="0in" fo:text-align="start" style:justify-single-word="false" fo:widows="1" fo:text-indent="0in" style:auto-text-indent="false"/>
      <style:text-properties style:font-name="Arial" officeooo:rsid="000cc4ff" officeooo:paragraph-rsid="000cc4ff"/>
    </style:style>
    <style:style style:name="P10" style:family="paragraph" style:parent-style-name="Heading_20_2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Arial" fo:font-size="12pt" fo:letter-spacing="-0.0102in" fo:font-style="normal" style:text-underline-style="none" fo:font-weight="normal" officeooo:paragraph-rsid="0009eee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Heading_20_2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Arial" fo:font-size="12pt" fo:letter-spacing="-0.0102in" fo:font-style="normal" style:text-underline-style="none" fo:font-weight="normal" officeooo:rsid="0009eeed" officeooo:paragraph-rsid="0009eeed" fo:background-color="transparent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1" style:family="text">
      <style:text-properties officeooo:rsid="00001c9d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color="#000000" style:font-name="Arial" fo:font-size="12pt" fo:letter-spacing="-0.0102in" fo:font-style="normal" style:text-underline-style="none" fo:font-weight="normal" officeooo:rsid="0009eeed" fo:background-color="transparent" loext:char-shading-value="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4" style:family="text">
      <style:text-properties fo:font-variant="normal" fo:text-transform="none" fo:color="#000000" style:font-name="Arial" fo:font-size="12pt" fo:letter-spacing="-0.0102in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5" style:family="text">
      <style:text-properties fo:font-variant="normal" fo:text-transform="none" fo:color="#000000" style:font-name="Arial" fo:font-size="12pt" fo:letter-spacing="-0.0102in" fo:font-style="normal" style:text-underline-style="none" fo:font-weight="normal" officeooo:rsid="000d60cf" fo:background-color="transparent" loext:char-shading-value="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6" style:family="text">
      <style:text-properties fo:font-variant="normal" fo:text-transform="none" fo:color="#000000" fo:font-size="12pt" fo:letter-spacing="-0.0102in" fo:font-style="normal" style:text-underline-style="none" fo:font-weight="normal" officeooo:rsid="0009eeed" fo:background-color="transparent" loext:char-shading-value="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7" style:family="text">
      <style:text-properties fo:font-variant="normal" fo:text-transform="none" fo:color="#000000" fo:font-size="12pt" fo:letter-spacing="-0.0102in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8" style:family="text">
      <style:text-properties fo:font-variant="normal" fo:text-transform="none" fo:color="#000000" fo:font-size="12pt" fo:letter-spacing="-0.0102in" fo:font-style="normal" style:text-underline-style="none" fo:font-weight="normal" officeooo:rsid="000d60cf" fo:background-color="transparent" loext:char-shading-value="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9" style:family="text">
      <style:text-properties fo:background-color="transparent" loext:char-shading-value="0" fo:padding="0in" fo:border="none"/>
    </style:style>
    <style:style style:name="T10" style:family="text">
      <style:text-properties officeooo:rsid="000cc4ff"/>
    </style:style>
    <style:style style:name="T11" style:family="text">
      <style:text-properties style:font-name="HelveticaNeue" fo:font-size="7.5pt" fo:letter-spacing="normal"/>
    </style:style>
    <style:style style:name="T12" style:family="text">
      <style:text-properties style:text-underline-style="none" officeooo:rsid="000d60cf" fo:background-color="transparent" loext:char-shading-value="0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13" style:family="text">
      <style:text-properties style:text-underline-style="none" officeooo:rsid="000d60cf" fo:background-color="transparent" loext:char-shading-value="0" style:font-style-asian="normal" style:font-weight-asian="normal" style:font-style-complex="normal" style:font-weight-complex="normal" fo:padding="0in" fo:border="none"/>
    </style:style>
    <style:style style:name="T14" style:family="text">
      <style:text-properties fo:font-size="7.5pt" fo:letter-spacing="normal"/>
    </style:style>
    <style:style style:name="T15" style:family="text">
      <style:text-properties fo:letter-spacing="normal"/>
    </style:style>
    <style:style style:name="T16" style:family="text">
      <style:text-properties fo:letter-spacing="normal" officeooo:rsid="000dd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tellano</text:p>
      <text:p text:style-name="P2"/>
      <text:p text:style-name="P3">HOME</text:p>
      <text:p text:style-name="P4"/>
      <text:p text:style-name="P3">Banner:</text:p>
      <text:p text:style-name="P5"><text:span text:style-name="T2">“Una invención debe plantarse en el suelo fértil de una legislación favorable. </text:span><text:line-break/><text:span text:style-name="T2">Cultivarse con esmero por parte de un buen profesional de las patentes.</text:span></text:p>
      <text:p text:style-name="P4">Protegerse de las plagas de los imitadores por jueces especializados.</text:p>
      <text:p text:style-name="P4">Y, finalmente, recoger sus frutos por empresas y organismos públicos, para disfrute de la sociedad”</text:p>
      <text:p text:style-name="P4"/>
      <text:h text:style-name="P10" text:outline-level="2">Tu socio estratégico en <text:span text:style-name="T9">IP</text:span></text:h>
      <text:p text:style-name="P4"/>
      <text:p text:style-name="P3">Blocks:</text:p>
      <text:p text:style-name="P4"><text:span text:style-name="T1">1.</text:span>Firma altamente especializada en patentes, principalmente en sectores tales como: biotecnología, química, farmacia, medicina, alimentación y energías alternativas.</text:p>
      <text:p text:style-name="P4"/>
      <text:p text:style-name="P4"><text:span text:style-name="T1">2. </text:span>Ayudamos al innovador a elegir la modalidad de protección más adecuada a cada invención, gracias a una extensa cartera de servicios tanto de tramitación como de información, en todas las modalidades de propiedad industrial.</text:p>
      <text:p text:style-name="P4"/>
      <text:p text:style-name="P4"><text:span text:style-name="T1">3. </text:span>Análisis de los resultados de los proyectos de I+D+i asesorando, según las características del propio proyecto y su estado de desarrollo, sobre la modalidad de protección más adecuada y al menor coste, en el ámbito nacional e internacional.</text:p>
      <text:p text:style-name="P4"/>
      <text:p text:style-name="P1">Ingles</text:p>
      <text:p text:style-name="P1"/>
      <text:p text:style-name="P3">Banner:</text:p>
      <text:p text:style-name="P2">An invention must be based in the fertile soil of a favorable legislation.</text:p>
      <text:p text:style-name="P2">Carefully cultivated by a good patent professional.</text:p>
      <text:p text:style-name="P2">Protected by specialized judges from <text:span text:style-name="T10">the</text:span> pests <text:span text:style-name="T10">of </text:span>imitators.</text:p>
      <text:p text:style-name="P2">And finally its rewards reaped by companies and government agencies, for the enjoyment of society. </text:p>
      <text:p text:style-name="P4"/>
      <text:h text:style-name="P11" text:outline-level="2">Your IP strategic partner</text:h>
      <text:p text:style-name="P8"/>
      <text:p text:style-name="P9"><text:span text:style-name="T6">B</text:span><text:span text:style-name="T7">locks:</text:span></text:p>
      <text:p text:style-name="P6">1. We are a firm that specializes in patents, mainly from sectors such as biotechnology, chemistry, pharmacy, medicine, food and alternative energy.</text:p>
      <text:p text:style-name="P9"><text:span text:style-name="T7">2. We </text:span><text:span text:style-name="T8">help</text:span><text:span text:style-name="T7"> the innovator </text:span><text:span text:style-name="T8">to choose </text:span><text:span text:style-name="T7">the most appropriate form of protection for each invention, thanks to an extensive portfolio of services </text:span><text:span text:style-name="T8">that cover</text:span><text:span text:style-name="T7"> both </text:span><text:span text:style-name="T8">information and processing, in all types of</text:span><text:span text:style-name="T7"> industrial property.</text:span></text:p>
      <text:p text:style-name="P7"><text:span text:style-name="T13">3. </text:span><text:span text:style-name="T15">We provide an analysis of the results of RD&amp;I projects advising on the form of protection that is best suited and of lower costs, both on a national and an international scope. </text:span><text:span text:style-name="T16">A</text:span><text:span text:style-name="T15">ccording to the </text:span><text:span text:style-name="T16">specifications</text:span><text:span text:style-name="T15"> of the project itself and its state of develop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" svg:font-family="HelveticaNeue, 'Helvetica Neue', Helvetica, Arial, 'Lucida Gran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5:47:24.722900331</meta:creation-date>
    <dc:date>2015-05-22T14:57:40.152257221</dc:date>
    <meta:editing-duration>PT30M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304" meta:character-count="1967" meta:non-whitespace-character-count="1683"/>
  </office:meta>
</office:document-meta>
</file>